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0.61mm"/>
    </style:style>
    <style:style style:name="co2" style:family="table-column">
      <style:table-column-properties fo:break-before="auto" style:column-width="40.01mm"/>
    </style:style>
    <style:style style:name="co3" style:family="table-column">
      <style:table-column-properties fo:break-before="auto" style:column-width="3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45mm" fo:break-before="auto" style:use-optimal-row-height="false"/>
    </style:style>
    <style:style style:name="ro3" style:family="table-row">
      <style:table-row-properties style:row-height="5.52mm" fo:break-before="auto" style:use-optimal-row-height="fals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8.45mm" fo:break-before="auto" style:use-optimal-row-height="true"/>
    </style:style>
    <style:style style:name="ro6" style:family="table-row">
      <style:table-row-properties style:row-height="6.8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3" style:family="table-cell" style:parent-style-name="Default">
      <style:table-cell-properties fo:border="none"/>
    </style:style>
    <style:style style:name="ce104" style:family="table-cell" style:parent-style-name="Default">
      <style:table-cell-properties fo:wrap-option="wrap" fo:border="0.74pt solid #000000" style:vertical-align="top"/>
      <style:text-properties fo:font-weight="bold" fo:hyphenate="false"/>
    </style:style>
    <style:style style:name="ce105" style:family="table-cell" style:parent-style-name="Default">
      <style:table-cell-properties fo:border-bottom="0.74pt solid #000000" fo:wrap-option="wrap" fo:border-left="0.74pt solid #000000" fo:border-right="none" fo:border-top="0.74pt solid #000000" style:vertical-align="top"/>
    </style:style>
    <style:style style:name="ce106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0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bold"/>
    </style:style>
    <style:style style:name="ce108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C3"/>
      <style:map style:condition="cell-content()=&quot;&quot;" style:apply-style-name="Rouge" style:base-cell-address="Feuille1.C3"/>
    </style:style>
    <style:style style:name="ce109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C4"/>
      <style:map style:condition="cell-content()=&quot;&quot;" style:apply-style-name="Rouge" style:base-cell-address="Feuille1.C4"/>
    </style:style>
    <style:style style:name="ce110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C5"/>
      <style:map style:condition="cell-content()=&quot;&quot;" style:apply-style-name="Rouge" style:base-cell-address="Feuille1.C5"/>
    </style:style>
    <style:style style:name="ce111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C6"/>
      <style:map style:condition="cell-content()=&quot;&quot;" style:apply-style-name="Rouge" style:base-cell-address="Feuille1.C6"/>
    </style:style>
    <style:style style:name="ce112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C7"/>
      <style:map style:condition="cell-content()=&quot;&quot;" style:apply-style-name="Rouge" style:base-cell-address="Feuille1.C7"/>
    </style:style>
    <style:style style:name="ce113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C8"/>
      <style:map style:condition="cell-content()=&quot;&quot;" style:apply-style-name="Rouge" style:base-cell-address="Feuille1.C8"/>
    </style:style>
    <style:style style:name="ce114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C9"/>
      <style:map style:condition="cell-content()=&quot;&quot;" style:apply-style-name="Rouge" style:base-cell-address="Feuille1.C9"/>
    </style:style>
    <style:style style:name="ce115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C10"/>
      <style:map style:condition="cell-content()=&quot;&quot;" style:apply-style-name="Rouge" style:base-cell-address="Feuille1.C10"/>
    </style:style>
    <style:style style:name="ce116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C11"/>
      <style:map style:condition="cell-content()=&quot;&quot;" style:apply-style-name="Rouge" style:base-cell-address="Feuille1.C11"/>
    </style:style>
    <style:style style:name="ce117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C12"/>
      <style:map style:condition="cell-content()=&quot;&quot;" style:apply-style-name="Rouge" style:base-cell-address="Feuille1.C12"/>
    </style:style>
    <style:style style:name="ce118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C13"/>
      <style:map style:condition="cell-content()=&quot;&quot;" style:apply-style-name="Rouge" style:base-cell-address="Feuille1.C13"/>
    </style:style>
    <style:style style:name="ce119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C14"/>
      <style:map style:condition="cell-content()=&quot;&quot;" style:apply-style-name="Rouge" style:base-cell-address="Feuille1.C14"/>
    </style:style>
    <style:style style:name="ce120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C15"/>
      <style:map style:condition="cell-content()=&quot;&quot;" style:apply-style-name="Rouge" style:base-cell-address="Feuille1.C15"/>
    </style:style>
    <style:style style:name="ce121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C16"/>
      <style:map style:condition="cell-content()=&quot;&quot;" style:apply-style-name="Rouge" style:base-cell-address="Feuille1.C16"/>
    </style:style>
    <style:style style:name="ce122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C17"/>
      <style:map style:condition="cell-content()=&quot;&quot;" style:apply-style-name="Rouge" style:base-cell-address="Feuille1.C17"/>
    </style:style>
    <style:style style:name="ce123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C18"/>
      <style:map style:condition="cell-content()=&quot;&quot;" style:apply-style-name="Rouge" style:base-cell-address="Feuille1.C18"/>
    </style:style>
    <style:style style:name="ce124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C19"/>
      <style:map style:condition="cell-content()=&quot;&quot;" style:apply-style-name="Rouge" style:base-cell-address="Feuille1.C19"/>
    </style:style>
    <style:style style:name="ce125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C20"/>
      <style:map style:condition="cell-content()=&quot;&quot;" style:apply-style-name="Rouge" style:base-cell-address="Feuille1.C20"/>
    </style:style>
    <style:style style:name="ce126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C21"/>
      <style:map style:condition="cell-content()=&quot;&quot;" style:apply-style-name="Rouge" style:base-cell-address="Feuille1.C21"/>
    </style:style>
    <style:style style:name="ce127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C22"/>
      <style:map style:condition="cell-content()=&quot;&quot;" style:apply-style-name="Rouge" style:base-cell-address="Feuille1.C22"/>
    </style:style>
    <style:style style:name="ce128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C23"/>
      <style:map style:condition="cell-content()=&quot;&quot;" style:apply-style-name="Rouge" style:base-cell-address="Feuille1.C23"/>
    </style:style>
    <style:style style:name="ce129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C24"/>
      <style:map style:condition="cell-content()=&quot;&quot;" style:apply-style-name="Rouge" style:base-cell-address="Feuille1.C24"/>
    </style:style>
    <style:style style:name="ce29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C25"/>
      <style:map style:condition="cell-content()=&quot;&quot;" style:apply-style-name="Rouge" style:base-cell-address="Feuille1.C25"/>
    </style:style>
    <style:style style:name="ce28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C26"/>
      <style:map style:condition="cell-content()=&quot;&quot;" style:apply-style-name="Rouge" style:base-cell-address="Feuille1.C26"/>
    </style:style>
    <style:style style:name="ce130" style:family="table-cell" style:parent-style-name="Default">
      <style:table-cell-properties fo:border="0.74pt solid #000000"/>
    </style:style>
    <style:style style:name="ce35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D25"/>
      <style:map style:condition="cell-content()=&quot;&quot;" style:apply-style-name="Rouge" style:base-cell-address="Feuille1.D25"/>
    </style:style>
    <style:style style:name="ce30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D26"/>
      <style:map style:condition="cell-content()=&quot;&quot;" style:apply-style-name="Rouge" style:base-cell-address="Feuille1.D26"/>
    </style:style>
    <style:style style:name="ce37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E25"/>
      <style:map style:condition="cell-content()=&quot;&quot;" style:apply-style-name="Rouge" style:base-cell-address="Feuille1.E25"/>
    </style:style>
    <style:style style:name="ce31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E26"/>
      <style:map style:condition="cell-content()=&quot;&quot;" style:apply-style-name="Rouge" style:base-cell-address="Feuille1.E26"/>
    </style:style>
    <style:style style:name="ce39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F25"/>
      <style:map style:condition="cell-content()=&quot;&quot;" style:apply-style-name="Rouge" style:base-cell-address="Feuille1.F25"/>
    </style:style>
    <style:style style:name="ce32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F26"/>
      <style:map style:condition="cell-content()=&quot;&quot;" style:apply-style-name="Rouge" style:base-cell-address="Feuille1.F26"/>
    </style:style>
    <style:style style:name="ce131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=&quot;X&quot;" style:apply-style-name="Vert" style:base-cell-address="Feuille1.C3"/>
      <style:map style:condition="cell-content()=&quot;&quot;" style:apply-style-name="Rouge" style:base-cell-address="Feuille1.C3"/>
    </style:style>
    <style:style style:name="ce132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=&quot;X&quot;" style:apply-style-name="Vert" style:base-cell-address="Feuille1.C4"/>
      <style:map style:condition="cell-content()=&quot;&quot;" style:apply-style-name="Rouge" style:base-cell-address="Feuille1.C4"/>
    </style:style>
    <style:style style:name="ce133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=&quot;X&quot;" style:apply-style-name="Vert" style:base-cell-address="Feuille1.C5"/>
      <style:map style:condition="cell-content()=&quot;&quot;" style:apply-style-name="Rouge" style:base-cell-address="Feuille1.C5"/>
    </style:style>
    <style:style style:name="ce134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=&quot;X&quot;" style:apply-style-name="Vert" style:base-cell-address="Feuille1.C6"/>
      <style:map style:condition="cell-content()=&quot;&quot;" style:apply-style-name="Rouge" style:base-cell-address="Feuille1.C6"/>
    </style:style>
    <style:style style:name="ce135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=&quot;X&quot;" style:apply-style-name="Vert" style:base-cell-address="Feuille1.C7"/>
      <style:map style:condition="cell-content()=&quot;&quot;" style:apply-style-name="Rouge" style:base-cell-address="Feuille1.C7"/>
    </style:style>
    <style:style style:name="ce136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=&quot;X&quot;" style:apply-style-name="Vert" style:base-cell-address="Feuille1.C8"/>
      <style:map style:condition="cell-content()=&quot;&quot;" style:apply-style-name="Rouge" style:base-cell-address="Feuille1.C8"/>
    </style:style>
    <style:style style:name="ce137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=&quot;X&quot;" style:apply-style-name="Vert" style:base-cell-address="Feuille1.C9"/>
      <style:map style:condition="cell-content()=&quot;&quot;" style:apply-style-name="Rouge" style:base-cell-address="Feuille1.C9"/>
    </style:style>
    <style:style style:name="ce138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=&quot;X&quot;" style:apply-style-name="Vert" style:base-cell-address="Feuille1.C10"/>
      <style:map style:condition="cell-content()=&quot;&quot;" style:apply-style-name="Rouge" style:base-cell-address="Feuille1.C10"/>
    </style:style>
    <style:style style:name="ce139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=&quot;X&quot;" style:apply-style-name="Vert" style:base-cell-address="Feuille1.C11"/>
      <style:map style:condition="cell-content()=&quot;&quot;" style:apply-style-name="Rouge" style:base-cell-address="Feuille1.C11"/>
    </style:style>
    <style:style style:name="ce140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=&quot;X&quot;" style:apply-style-name="Vert" style:base-cell-address="Feuille1.C12"/>
      <style:map style:condition="cell-content()=&quot;&quot;" style:apply-style-name="Rouge" style:base-cell-address="Feuille1.C12"/>
    </style:style>
    <style:style style:name="ce141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=&quot;X&quot;" style:apply-style-name="Vert" style:base-cell-address="Feuille1.C13"/>
      <style:map style:condition="cell-content()=&quot;&quot;" style:apply-style-name="Rouge" style:base-cell-address="Feuille1.C13"/>
    </style:style>
    <style:style style:name="ce142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=&quot;X&quot;" style:apply-style-name="Vert" style:base-cell-address="Feuille1.C14"/>
      <style:map style:condition="cell-content()=&quot;&quot;" style:apply-style-name="Rouge" style:base-cell-address="Feuille1.C14"/>
    </style:style>
    <style:style style:name="ce143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=&quot;X&quot;" style:apply-style-name="Vert" style:base-cell-address="Feuille1.C15"/>
      <style:map style:condition="cell-content()=&quot;&quot;" style:apply-style-name="Rouge" style:base-cell-address="Feuille1.C15"/>
    </style:style>
    <style:style style:name="ce144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=&quot;X&quot;" style:apply-style-name="Vert" style:base-cell-address="Feuille1.C16"/>
      <style:map style:condition="cell-content()=&quot;&quot;" style:apply-style-name="Rouge" style:base-cell-address="Feuille1.C16"/>
    </style:style>
    <style:style style:name="ce145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=&quot;X&quot;" style:apply-style-name="Vert" style:base-cell-address="Feuille1.C17"/>
      <style:map style:condition="cell-content()=&quot;&quot;" style:apply-style-name="Rouge" style:base-cell-address="Feuille1.C17"/>
    </style:style>
    <style:style style:name="ce146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=&quot;X&quot;" style:apply-style-name="Vert" style:base-cell-address="Feuille1.C18"/>
      <style:map style:condition="cell-content()=&quot;&quot;" style:apply-style-name="Rouge" style:base-cell-address="Feuille1.C18"/>
    </style:style>
    <style:style style:name="ce147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=&quot;X&quot;" style:apply-style-name="Vert" style:base-cell-address="Feuille1.C19"/>
      <style:map style:condition="cell-content()=&quot;&quot;" style:apply-style-name="Rouge" style:base-cell-address="Feuille1.C19"/>
    </style:style>
    <style:style style:name="ce148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=&quot;X&quot;" style:apply-style-name="Vert" style:base-cell-address="Feuille1.C20"/>
      <style:map style:condition="cell-content()=&quot;&quot;" style:apply-style-name="Rouge" style:base-cell-address="Feuille1.C20"/>
    </style:style>
    <style:style style:name="ce149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=&quot;X&quot;" style:apply-style-name="Vert" style:base-cell-address="Feuille1.C21"/>
      <style:map style:condition="cell-content()=&quot;&quot;" style:apply-style-name="Rouge" style:base-cell-address="Feuille1.C21"/>
    </style:style>
    <style:style style:name="ce150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=&quot;X&quot;" style:apply-style-name="Vert" style:base-cell-address="Feuille1.C22"/>
      <style:map style:condition="cell-content()=&quot;&quot;" style:apply-style-name="Rouge" style:base-cell-address="Feuille1.C22"/>
    </style:style>
    <style:style style:name="ce151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=&quot;X&quot;" style:apply-style-name="Vert" style:base-cell-address="Feuille1.C23"/>
      <style:map style:condition="cell-content()=&quot;&quot;" style:apply-style-name="Rouge" style:base-cell-address="Feuille1.C23"/>
    </style:style>
    <style:style style:name="ce152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=&quot;X&quot;" style:apply-style-name="Vert" style:base-cell-address="Feuille1.C24"/>
      <style:map style:condition="cell-content()=&quot;&quot;" style:apply-style-name="Rouge" style:base-cell-address="Feuille1.C24"/>
    </style:style>
    <style:style style:name="ce64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=&quot;X&quot;" style:apply-style-name="Vert" style:base-cell-address="Feuille1.G25"/>
      <style:map style:condition="cell-content()=&quot;&quot;" style:apply-style-name="Rouge" style:base-cell-address="Feuille1.G25"/>
    </style:style>
    <style:style style:name="ce55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=&quot;X&quot;" style:apply-style-name="Vert" style:base-cell-address="Feuille1.G26"/>
      <style:map style:condition="cell-content()=&quot;&quot;" style:apply-style-name="Rouge" style:base-cell-address="Feuille1.G26"/>
    </style:style>
    <style:style style:name="ce153" style:family="table-cell" style:parent-style-name="Default">
      <style:table-cell-properties fo:wrap-option="wrap" style:vertical-align="top"/>
      <style:text-properties fo:hyphenate="false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05"/>
        <table:table-column table:style-name="co2" table:default-cell-style-name="ce106"/>
        <table:table-column table:style-name="co3" table:default-cell-style-name="ce107"/>
        <table:table-column table:style-name="co3" table:number-columns-repeated="4" table:default-cell-style-name="ce130"/>
        <table:table-column table:style-name="co4" table:number-columns-repeated="1017" table:default-cell-style-name="Default"/>
        <table:table-row table:style-name="ro1">
          <table:table-cell table:style-name="ce103" table:number-columns-repeated="2"/>
          <table:table-cell office:value-type="string" calcext:value-type="string" table:number-columns-spanned="5" table:number-rows-spanned="1">
            <text:p>Thèmes abordés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style-name="ce104" office:value-type="string" calcext:value-type="string">
            <text:p>Nom de l’article</text:p>
          </table:table-cell>
          <table:table-cell table:style-name="ce104" office:value-type="string" calcext:value-type="string">
            <text:p>Code</text:p>
          </table:table-cell>
          <table:table-cell table:style-name="ce104" office:value-type="string" calcext:value-type="string">
            <text:p>Espace</text:p>
          </table:table-cell>
          <table:table-cell table:style-name="ce104" office:value-type="string" calcext:value-type="string">
            <text:p>Dynamisme spatio-temporel</text:p>
          </table:table-cell>
          <table:table-cell table:style-name="ce104" office:value-type="string" calcext:value-type="string">
            <text:p>Modélastion de la conn.</text:p>
          </table:table-cell>
          <table:table-cell table:style-name="ce104" office:value-type="string" calcext:value-type="string">
            <text:p>Diversité de la conn.</text:p>
          </table:table-cell>
          <table:table-cell table:style-name="ce104" office:value-type="string" calcext:value-type="string">
            <text:p>Contraines techniques</text:p>
          </table:table-cell>
          <table:table-cell table:style-name="ce153" table:number-columns-repeated="1017"/>
        </table:table-row>
        <table:table-row table:style-name="ro2">
          <table:table-cell office:value-type="string" calcext:value-type="string">
            <text:p>An aggregated graph to qualify historical spatial networks using temporal pattern detection</text:p>
          </table:table-cell>
          <table:table-cell office:value-type="string" calcext:value-type="string">
            <text:p>costes2015</text:p>
          </table:table-cell>
          <table:table-cell table:number-columns-repeated="2" table:style-name="ce108" office:value-type="string" calcext:value-type="string">
            <text:p>X</text:p>
          </table:table-cell>
          <table:table-cell table:style-name="ce108" table:number-columns-repeated="2"/>
          <table:table-cell table:style-name="ce131"/>
          <table:table-cell table:number-columns-repeated="1017"/>
        </table:table-row>
        <table:table-row table:style-name="ro2">
          <table:table-cell office:value-type="string" calcext:value-type="string">
            <text:p>Formalisation spatio-temporelle de perturbations maritimes pour la simulation du réseau maritime</text:p>
          </table:table-cell>
          <table:table-cell office:value-type="string" calcext:value-type="string">
            <text:p>tanguy2016</text:p>
          </table:table-cell>
          <table:table-cell table:number-columns-repeated="2" table:style-name="ce109" office:value-type="string" calcext:value-type="string">
            <text:p>X</text:p>
          </table:table-cell>
          <table:table-cell table:style-name="ce109" table:number-columns-repeated="2"/>
          <table:table-cell table:style-name="ce132"/>
          <table:table-cell table:number-columns-repeated="1017"/>
        </table:table-row>
        <table:table-row table:style-name="ro2">
          <table:table-cell office:value-type="string" calcext:value-type="string">
            <text:p>Agent-Based Approach and Dynamic Graphs to Model Logistic Corridor</text:p>
          </table:table-cell>
          <table:table-cell office:value-type="string" calcext:value-type="string">
            <text:p>demare2015</text:p>
          </table:table-cell>
          <table:table-cell table:style-name="ce110" table:number-columns-repeated="4"/>
          <table:table-cell table:style-name="ce133"/>
          <table:table-cell table:number-columns-repeated="1017"/>
        </table:table-row>
        <table:table-row table:style-name="ro3">
          <table:table-cell office:value-type="string" calcext:value-type="string">
            <text:p>Modeling spatial knowledge</text:p>
          </table:table-cell>
          <table:table-cell office:value-type="string" calcext:value-type="string">
            <text:p>kuipers1978</text:p>
          </table:table-cell>
          <table:table-cell table:style-name="ce111" office:value-type="string" calcext:value-type="string">
            <text:p>X</text:p>
          </table:table-cell>
          <table:table-cell table:style-name="ce111"/>
          <table:table-cell table:style-name="ce111" office:value-type="string" calcext:value-type="string">
            <text:p>X</text:p>
          </table:table-cell>
          <table:table-cell table:style-name="ce111"/>
          <table:table-cell table:style-name="ce134"/>
          <table:table-cell table:number-columns-repeated="1017"/>
        </table:table-row>
        <table:table-row table:style-name="ro4">
          <table:table-cell office:value-type="string" calcext:value-type="string">
            <text:p>Levels of spatial knowledge and urban travel modeling</text:p>
          </table:table-cell>
          <table:table-cell office:value-type="string" calcext:value-type="string">
            <text:p>stern1988</text:p>
          </table:table-cell>
          <table:table-cell table:style-name="ce112" table:number-columns-repeated="2"/>
          <table:table-cell table:style-name="ce112" office:value-type="string" calcext:value-type="string">
            <text:p>X</text:p>
          </table:table-cell>
          <table:table-cell table:style-name="ce112"/>
          <table:table-cell table:style-name="ce135"/>
          <table:table-cell table:number-columns-repeated="1017"/>
        </table:table-row>
        <table:table-row table:style-name="ro4">
          <table:table-cell office:value-type="string" calcext:value-type="string">
            <text:p>Multi-agent simulation : New approaches to exploring space-time dynamics within GIS</text:p>
          </table:table-cell>
          <table:table-cell office:value-type="string" calcext:value-type="string">
            <text:p>batty1999</text:p>
          </table:table-cell>
          <table:table-cell table:style-name="ce113" office:value-type="string" calcext:value-type="string">
            <text:p>X</text:p>
          </table:table-cell>
          <table:table-cell table:style-name="ce113" table:number-columns-repeated="3"/>
          <table:table-cell table:style-name="ce136"/>
          <table:table-cell table:number-columns-repeated="1017"/>
        </table:table-row>
        <table:table-row table:style-name="ro4">
          <table:table-cell office:value-type="string" calcext:value-type="string">
            <text:p>Stratified map spaces, a formal basis for multi-resolution spatial databases</text:p>
          </table:table-cell>
          <table:table-cell office:value-type="string" calcext:value-type="string">
            <text:p>stell1998</text:p>
          </table:table-cell>
          <table:table-cell table:style-name="ce114" office:value-type="string" calcext:value-type="string">
            <text:p>X</text:p>
          </table:table-cell>
          <table:table-cell table:style-name="ce114" table:number-columns-repeated="3"/>
          <table:table-cell table:style-name="ce137"/>
          <table:table-cell table:number-columns-repeated="1017"/>
        </table:table-row>
        <table:table-row table:style-name="ro4">
          <table:table-cell office:value-type="string" calcext:value-type="string">
            <text:p>Un modèle de graphe spatio-temporel pour représenter l’évolution d’entités géographiques</text:p>
          </table:table-cell>
          <table:table-cell office:value-type="string" calcext:value-type="string">
            <text:p>delmondo2011</text:p>
          </table:table-cell>
          <table:table-cell table:number-columns-repeated="2" table:style-name="ce115" office:value-type="string" calcext:value-type="string">
            <text:p>X</text:p>
          </table:table-cell>
          <table:table-cell table:style-name="ce115" table:number-columns-repeated="2"/>
          <table:table-cell table:style-name="ce138"/>
          <table:table-cell table:number-columns-repeated="1017"/>
        </table:table-row>
        <table:table-row table:style-name="ro1">
          <table:table-cell office:value-type="string" calcext:value-type="string">
            <text:p>A common-sense theory of time</text:p>
          </table:table-cell>
          <table:table-cell office:value-type="string" calcext:value-type="string">
            <text:p>allen1985</text:p>
          </table:table-cell>
          <table:table-cell table:style-name="ce116"/>
          <table:table-cell table:style-name="ce116" office:value-type="string" calcext:value-type="string">
            <text:p>X</text:p>
          </table:table-cell>
          <table:table-cell table:style-name="ce116" table:number-columns-repeated="2"/>
          <table:table-cell table:style-name="ce139"/>
          <table:table-cell table:number-columns-repeated="1017"/>
        </table:table-row>
        <table:table-row table:style-name="ro1">
          <table:table-cell office:value-type="string" calcext:value-type="string">
            <text:p>Dynamic graph models</text:p>
          </table:table-cell>
          <table:table-cell office:value-type="string" calcext:value-type="string">
            <text:p>harary1997</text:p>
          </table:table-cell>
          <table:table-cell table:number-columns-repeated="2" table:style-name="ce117" office:value-type="string" calcext:value-type="string">
            <text:p>X</text:p>
          </table:table-cell>
          <table:table-cell table:style-name="ce117" table:number-columns-repeated="2"/>
          <table:table-cell table:style-name="ce140"/>
          <table:table-cell table:number-columns-repeated="1017"/>
        </table:table-row>
        <table:table-row table:style-name="ro1">
          <table:table-cell office:value-type="string" calcext:value-type="string">
            <text:p>A Spatial Logic based on Regions and Connection</text:p>
          </table:table-cell>
          <table:table-cell office:value-type="string" calcext:value-type="string">
            <text:p>randell1992</text:p>
          </table:table-cell>
          <table:table-cell table:style-name="ce118" office:value-type="string" calcext:value-type="string">
            <text:p>X</text:p>
          </table:table-cell>
          <table:table-cell table:style-name="ce118" table:number-columns-repeated="3"/>
          <table:table-cell table:style-name="ce141"/>
          <table:table-cell table:number-columns-repeated="1017"/>
        </table:table-row>
        <table:table-row table:style-name="ro4">
          <table:table-cell office:value-type="string" calcext:value-type="string">
            <text:p>Engineering multilevel overlay graphs for shortest-path queries</text:p>
          </table:table-cell>
          <table:table-cell office:value-type="string" calcext:value-type="string">
            <text:p>holzer2009</text:p>
          </table:table-cell>
          <table:table-cell table:style-name="ce119" office:value-type="string" calcext:value-type="string">
            <text:p>X</text:p>
          </table:table-cell>
          <table:table-cell table:style-name="ce119" table:number-columns-repeated="3"/>
          <table:table-cell table:style-name="ce142" office:value-type="string" calcext:value-type="string">
            <text:p>X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Dynamic multi-level overlay graohs or shortest paths</text:p>
          </table:table-cell>
          <table:table-cell office:value-type="string" calcext:value-type="string">
            <text:p>bruera2008</text:p>
          </table:table-cell>
          <table:table-cell table:number-columns-repeated="2" table:style-name="ce120" office:value-type="string" calcext:value-type="string">
            <text:p>X</text:p>
          </table:table-cell>
          <table:table-cell table:style-name="ce120" table:number-columns-repeated="2"/>
          <table:table-cell table:style-name="ce143" office:value-type="string" calcext:value-type="string">
            <text:p>X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Amélioration de la représentation cartographique des phénomènes urbains</text:p>
          </table:table-cell>
          <table:table-cell office:value-type="string" calcext:value-type="string">
            <text:p>hapham2017</text:p>
          </table:table-cell>
          <table:table-cell table:style-name="ce121" office:value-type="string" calcext:value-type="string">
            <text:p>X</text:p>
          </table:table-cell>
          <table:table-cell table:style-name="ce121" table:number-columns-repeated="3"/>
          <table:table-cell table:style-name="ce144"/>
          <table:table-cell table:number-columns-repeated="1017"/>
        </table:table-row>
        <table:table-row table:style-name="ro1">
          <table:table-cell office:value-type="string" calcext:value-type="string">
            <text:p>Use of graph theory to support generalization</text:p>
          </table:table-cell>
          <table:table-cell office:value-type="string" calcext:value-type="string">
            <text:p>mackaness1993</text:p>
          </table:table-cell>
          <table:table-cell table:style-name="ce122" office:value-type="string" calcext:value-type="string">
            <text:p>X</text:p>
          </table:table-cell>
          <table:table-cell table:style-name="ce122" table:number-columns-repeated="3"/>
          <table:table-cell table:style-name="ce145"/>
          <table:table-cell table:number-columns-repeated="1017"/>
        </table:table-row>
        <table:table-row table:style-name="ro4">
          <table:table-cell office:value-type="string" calcext:value-type="string">
            <text:p>A graph theory framework for evaluating landscape connectivity and conservation planning</text:p>
          </table:table-cell>
          <table:table-cell office:value-type="string" calcext:value-type="string">
            <text:p>minor2008</text:p>
          </table:table-cell>
          <table:table-cell table:style-name="ce123" office:value-type="string" calcext:value-type="string">
            <text:p>X</text:p>
          </table:table-cell>
          <table:table-cell table:style-name="ce123" table:number-columns-repeated="3"/>
          <table:table-cell table:style-name="ce146"/>
          <table:table-cell table:number-columns-repeated="1017"/>
        </table:table-row>
        <table:table-row table:style-name="ro4">
          <table:table-cell office:value-type="string" calcext:value-type="string">
            <text:p>Un système de génération d’itinéraires des activités mobiles dans la ville</text:p>
          </table:table-cell>
          <table:table-cell office:value-type="string" calcext:value-type="string">
            <text:p>jguirim2015</text:p>
          </table:table-cell>
          <table:table-cell table:style-name="ce124" office:value-type="string" calcext:value-type="string">
            <text:p>X</text:p>
          </table:table-cell>
          <table:table-cell table:style-name="ce124" table:number-columns-repeated="2"/>
          <table:table-cell table:style-name="ce124" office:value-type="string" calcext:value-type="string">
            <text:p>X</text:p>
          </table:table-cell>
          <table:table-cell table:style-name="ce147"/>
          <table:table-cell table:number-columns-repeated="1017"/>
        </table:table-row>
        <table:table-row table:style-name="ro1">
          <table:table-cell office:value-type="string" calcext:value-type="string">
            <text:p>What about people in regional science?</text:p>
          </table:table-cell>
          <table:table-cell office:value-type="string" calcext:value-type="string">
            <text:p>hagerstrand1970</text:p>
          </table:table-cell>
          <table:table-cell table:number-columns-repeated="2" table:style-name="ce125" office:value-type="string" calcext:value-type="string">
            <text:p>X</text:p>
          </table:table-cell>
          <table:table-cell table:style-name="ce125" table:number-columns-repeated="2"/>
          <table:table-cell table:style-name="ce148"/>
          <table:table-cell table:number-columns-repeated="1017"/>
        </table:table-row>
        <table:table-row table:style-name="ro4">
          <table:table-cell office:value-type="string" calcext:value-type="string">
            <text:p>Algorithms for continuous location dependent and context-aware queries in indoor environments</text:p>
          </table:table-cell>
          <table:table-cell office:value-type="string" calcext:value-type="string">
            <text:p>afyouni2012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number-columns-repeated="2"/>
          <table:table-cell table:style-name="ce149" office:value-type="string" calcext:value-type="string">
            <text:p>X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he maptree: A fine-grained formal representation of space</text:p>
          </table:table-cell>
          <table:table-cell office:value-type="string" calcext:value-type="string">
            <text:p>worboys2012</text:p>
          </table:table-cell>
          <table:table-cell table:style-name="ce127" office:value-type="string" calcext:value-type="string">
            <text:p>X</text:p>
          </table:table-cell>
          <table:table-cell table:style-name="ce127" table:number-columns-repeated="3"/>
          <table:table-cell table:style-name="ce150"/>
          <table:table-cell table:number-columns-repeated="1017"/>
        </table:table-row>
        <table:table-row table:style-name="ro4">
          <table:table-cell office:value-type="string" calcext:value-type="string">
            <text:p>Representing and reasoning about changing spatial extensions of geographic features</text:p>
          </table:table-cell>
          <table:table-cell office:value-type="string" calcext:value-type="string">
            <text:p>campelo2013</text:p>
          </table:table-cell>
          <table:table-cell table:number-columns-repeated="2" table:style-name="ce128" office:value-type="string" calcext:value-type="string">
            <text:p>X</text:p>
          </table:table-cell>
          <table:table-cell table:style-name="ce128" table:number-columns-repeated="2"/>
          <table:table-cell table:style-name="ce151"/>
          <table:table-cell table:number-columns-repeated="1017"/>
        </table:table-row>
        <table:table-row table:style-name="ro5">
          <table:table-cell office:value-type="string" calcext:value-type="string">
            <text:p>Managing time in GIS: An event-oriented approach</text:p>
          </table:table-cell>
          <table:table-cell office:value-type="string" calcext:value-type="string">
            <text:p>claramunt1995</text:p>
          </table:table-cell>
          <table:table-cell table:number-columns-repeated="2" table:style-name="ce129" office:value-type="string" calcext:value-type="string">
            <text:p>X</text:p>
          </table:table-cell>
          <table:table-cell table:style-name="ce129" table:number-columns-repeated="2"/>
          <table:table-cell table:style-name="ce152"/>
          <table:table-cell table:number-columns-repeated="1017"/>
        </table:table-row>
        <table:table-row table:style-name="ro6">
          <table:table-cell office:value-type="string" calcext:value-type="string">
            <text:p>The dynamic relationship between sens of place and risk perception in landscapes of mobility</text:p>
          </table:table-cell>
          <table:table-cell office:value-type="string" calcext:value-type="string">
            <text:p>quinn2018</text:p>
          </table:table-cell>
          <table:table-cell table:style-name="ce29" office:value-type="string" calcext:value-type="string">
            <text:p>X</text:p>
          </table:table-cell>
          <table:table-cell table:style-name="ce35"/>
          <table:table-cell table:style-name="ce37" office:value-type="string" calcext:value-type="string">
            <text:p>X</text:p>
          </table:table-cell>
          <table:table-cell table:style-name="ce39"/>
          <table:table-cell table:style-name="ce64"/>
          <table:table-cell table:number-columns-repeated="1017"/>
        </table:table-row>
        <table:table-row table:style-name="ro1">
          <table:table-cell office:value-type="string" calcext:value-type="string">
            <text:p>From graphs to spatial graphs</text:p>
          </table:table-cell>
          <table:table-cell office:value-type="string" calcext:value-type="string">
            <text:p>dale2010</text:p>
          </table:table-cell>
          <table:table-cell table:style-name="ce28" office:value-type="string" calcext:value-type="string">
            <text:p>X</text:p>
          </table:table-cell>
          <table:table-cell table:style-name="ce30"/>
          <table:table-cell table:style-name="ce31"/>
          <table:table-cell table:style-name="ce32"/>
          <table:table-cell table:style-name="ce55"/>
          <table:table-cell table:number-columns-repeated="1017"/>
        </table:table-row>
        <calcext:conditional-formats>
          <calcext:conditional-format calcext:target-range-address="Feuille1.C3:Feuille1.G3">
            <calcext:condition calcext:apply-style-name="Vert" calcext:value="=&quot;X&quot;" calcext:base-cell-address="Feuille1.C3"/>
            <calcext:condition calcext:apply-style-name="Rouge" calcext:value="=&quot;&quot;" calcext:base-cell-address="Feuille1.C3"/>
          </calcext:conditional-format>
          <calcext:conditional-format calcext:target-range-address="Feuille1.C4:Feuille1.G4">
            <calcext:condition calcext:apply-style-name="Vert" calcext:value="=&quot;X&quot;" calcext:base-cell-address="Feuille1.C4"/>
            <calcext:condition calcext:apply-style-name="Rouge" calcext:value="=&quot;&quot;" calcext:base-cell-address="Feuille1.C4"/>
          </calcext:conditional-format>
          <calcext:conditional-format calcext:target-range-address="Feuille1.C5:Feuille1.G5">
            <calcext:condition calcext:apply-style-name="Vert" calcext:value="=&quot;X&quot;" calcext:base-cell-address="Feuille1.C5"/>
            <calcext:condition calcext:apply-style-name="Rouge" calcext:value="=&quot;&quot;" calcext:base-cell-address="Feuille1.C5"/>
          </calcext:conditional-format>
          <calcext:conditional-format calcext:target-range-address="Feuille1.C6:Feuille1.G6">
            <calcext:condition calcext:apply-style-name="Vert" calcext:value="=&quot;X&quot;" calcext:base-cell-address="Feuille1.C6"/>
            <calcext:condition calcext:apply-style-name="Rouge" calcext:value="=&quot;&quot;" calcext:base-cell-address="Feuille1.C6"/>
          </calcext:conditional-format>
          <calcext:conditional-format calcext:target-range-address="Feuille1.C7:Feuille1.G7">
            <calcext:condition calcext:apply-style-name="Vert" calcext:value="=&quot;X&quot;" calcext:base-cell-address="Feuille1.C7"/>
            <calcext:condition calcext:apply-style-name="Rouge" calcext:value="=&quot;&quot;" calcext:base-cell-address="Feuille1.C7"/>
          </calcext:conditional-format>
          <calcext:conditional-format calcext:target-range-address="Feuille1.C8:Feuille1.G8">
            <calcext:condition calcext:apply-style-name="Vert" calcext:value="=&quot;X&quot;" calcext:base-cell-address="Feuille1.C8"/>
            <calcext:condition calcext:apply-style-name="Rouge" calcext:value="=&quot;&quot;" calcext:base-cell-address="Feuille1.C8"/>
          </calcext:conditional-format>
          <calcext:conditional-format calcext:target-range-address="Feuille1.C10:Feuille1.G10">
            <calcext:condition calcext:apply-style-name="Vert" calcext:value="=&quot;X&quot;" calcext:base-cell-address="Feuille1.C10"/>
            <calcext:condition calcext:apply-style-name="Rouge" calcext:value="=&quot;&quot;" calcext:base-cell-address="Feuille1.C10"/>
          </calcext:conditional-format>
          <calcext:conditional-format calcext:target-range-address="Feuille1.C9:Feuille1.G9">
            <calcext:condition calcext:apply-style-name="Vert" calcext:value="=&quot;X&quot;" calcext:base-cell-address="Feuille1.C9"/>
            <calcext:condition calcext:apply-style-name="Rouge" calcext:value="=&quot;&quot;" calcext:base-cell-address="Feuille1.C9"/>
          </calcext:conditional-format>
          <calcext:conditional-format calcext:target-range-address="Feuille1.C11:Feuille1.G11">
            <calcext:condition calcext:apply-style-name="Vert" calcext:value="=&quot;X&quot;" calcext:base-cell-address="Feuille1.C11"/>
            <calcext:condition calcext:apply-style-name="Rouge" calcext:value="=&quot;&quot;" calcext:base-cell-address="Feuille1.C11"/>
          </calcext:conditional-format>
          <calcext:conditional-format calcext:target-range-address="Feuille1.C12:Feuille1.G12">
            <calcext:condition calcext:apply-style-name="Vert" calcext:value="=&quot;X&quot;" calcext:base-cell-address="Feuille1.C12"/>
            <calcext:condition calcext:apply-style-name="Rouge" calcext:value="=&quot;&quot;" calcext:base-cell-address="Feuille1.C12"/>
          </calcext:conditional-format>
          <calcext:conditional-format calcext:target-range-address="Feuille1.C13:Feuille1.G13">
            <calcext:condition calcext:apply-style-name="Vert" calcext:value="=&quot;X&quot;" calcext:base-cell-address="Feuille1.C13"/>
            <calcext:condition calcext:apply-style-name="Rouge" calcext:value="=&quot;&quot;" calcext:base-cell-address="Feuille1.C13"/>
          </calcext:conditional-format>
          <calcext:conditional-format calcext:target-range-address="Feuille1.C14:Feuille1.G14">
            <calcext:condition calcext:apply-style-name="Vert" calcext:value="=&quot;X&quot;" calcext:base-cell-address="Feuille1.C14"/>
            <calcext:condition calcext:apply-style-name="Rouge" calcext:value="=&quot;&quot;" calcext:base-cell-address="Feuille1.C14"/>
          </calcext:conditional-format>
          <calcext:conditional-format calcext:target-range-address="Feuille1.C15:Feuille1.G15">
            <calcext:condition calcext:apply-style-name="Vert" calcext:value="=&quot;X&quot;" calcext:base-cell-address="Feuille1.C15"/>
            <calcext:condition calcext:apply-style-name="Rouge" calcext:value="=&quot;&quot;" calcext:base-cell-address="Feuille1.C15"/>
          </calcext:conditional-format>
          <calcext:conditional-format calcext:target-range-address="Feuille1.C16:Feuille1.G16">
            <calcext:condition calcext:apply-style-name="Vert" calcext:value="=&quot;X&quot;" calcext:base-cell-address="Feuille1.C16"/>
            <calcext:condition calcext:apply-style-name="Rouge" calcext:value="=&quot;&quot;" calcext:base-cell-address="Feuille1.C16"/>
          </calcext:conditional-format>
          <calcext:conditional-format calcext:target-range-address="Feuille1.C17:Feuille1.G17">
            <calcext:condition calcext:apply-style-name="Vert" calcext:value="=&quot;X&quot;" calcext:base-cell-address="Feuille1.C17"/>
            <calcext:condition calcext:apply-style-name="Rouge" calcext:value="=&quot;&quot;" calcext:base-cell-address="Feuille1.C17"/>
          </calcext:conditional-format>
          <calcext:conditional-format calcext:target-range-address="Feuille1.C18:Feuille1.G18">
            <calcext:condition calcext:apply-style-name="Vert" calcext:value="=&quot;X&quot;" calcext:base-cell-address="Feuille1.C18"/>
            <calcext:condition calcext:apply-style-name="Rouge" calcext:value="=&quot;&quot;" calcext:base-cell-address="Feuille1.C18"/>
          </calcext:conditional-format>
          <calcext:conditional-format calcext:target-range-address="Feuille1.C19:Feuille1.G19">
            <calcext:condition calcext:apply-style-name="Vert" calcext:value="=&quot;X&quot;" calcext:base-cell-address="Feuille1.C19"/>
            <calcext:condition calcext:apply-style-name="Rouge" calcext:value="=&quot;&quot;" calcext:base-cell-address="Feuille1.C19"/>
          </calcext:conditional-format>
          <calcext:conditional-format calcext:target-range-address="Feuille1.C20:Feuille1.G20">
            <calcext:condition calcext:apply-style-name="Vert" calcext:value="=&quot;X&quot;" calcext:base-cell-address="Feuille1.C20"/>
            <calcext:condition calcext:apply-style-name="Rouge" calcext:value="=&quot;&quot;" calcext:base-cell-address="Feuille1.C20"/>
          </calcext:conditional-format>
          <calcext:conditional-format calcext:target-range-address="Feuille1.C21:Feuille1.G21">
            <calcext:condition calcext:apply-style-name="Vert" calcext:value="=&quot;X&quot;" calcext:base-cell-address="Feuille1.C21"/>
            <calcext:condition calcext:apply-style-name="Rouge" calcext:value="=&quot;&quot;" calcext:base-cell-address="Feuille1.C21"/>
          </calcext:conditional-format>
          <calcext:conditional-format calcext:target-range-address="Feuille1.C22:Feuille1.G22">
            <calcext:condition calcext:apply-style-name="Vert" calcext:value="=&quot;X&quot;" calcext:base-cell-address="Feuille1.C22"/>
            <calcext:condition calcext:apply-style-name="Rouge" calcext:value="=&quot;&quot;" calcext:base-cell-address="Feuille1.C22"/>
          </calcext:conditional-format>
          <calcext:conditional-format calcext:target-range-address="Feuille1.C23:Feuille1.G23">
            <calcext:condition calcext:apply-style-name="Vert" calcext:value="=&quot;X&quot;" calcext:base-cell-address="Feuille1.C23"/>
            <calcext:condition calcext:apply-style-name="Rouge" calcext:value="=&quot;&quot;" calcext:base-cell-address="Feuille1.C23"/>
          </calcext:conditional-format>
          <calcext:conditional-format calcext:target-range-address="Feuille1.C24:Feuille1.G24">
            <calcext:condition calcext:apply-style-name="Vert" calcext:value="=&quot;X&quot;" calcext:base-cell-address="Feuille1.C24"/>
            <calcext:condition calcext:apply-style-name="Rouge" calcext:value="=&quot;&quot;" calcext:base-cell-address="Feuille1.C24"/>
          </calcext:conditional-format>
          <calcext:conditional-format calcext:target-range-address="Feuille1.C26:Feuille1.C26">
            <calcext:condition calcext:apply-style-name="Vert" calcext:value="=&quot;X&quot;" calcext:base-cell-address="Feuille1.C26"/>
            <calcext:condition calcext:apply-style-name="Rouge" calcext:value="=&quot;&quot;" calcext:base-cell-address="Feuille1.C26"/>
          </calcext:conditional-format>
          <calcext:conditional-format calcext:target-range-address="Feuille1.D26:Feuille1.D26">
            <calcext:condition calcext:apply-style-name="Vert" calcext:value="=&quot;X&quot;" calcext:base-cell-address="Feuille1.D26"/>
            <calcext:condition calcext:apply-style-name="Rouge" calcext:value="=&quot;&quot;" calcext:base-cell-address="Feuille1.D26"/>
          </calcext:conditional-format>
          <calcext:conditional-format calcext:target-range-address="Feuille1.E26:Feuille1.E26">
            <calcext:condition calcext:apply-style-name="Vert" calcext:value="=&quot;X&quot;" calcext:base-cell-address="Feuille1.E26"/>
            <calcext:condition calcext:apply-style-name="Rouge" calcext:value="=&quot;&quot;" calcext:base-cell-address="Feuille1.E26"/>
          </calcext:conditional-format>
          <calcext:conditional-format calcext:target-range-address="Feuille1.F26:Feuille1.F26">
            <calcext:condition calcext:apply-style-name="Vert" calcext:value="=&quot;X&quot;" calcext:base-cell-address="Feuille1.F26"/>
            <calcext:condition calcext:apply-style-name="Rouge" calcext:value="=&quot;&quot;" calcext:base-cell-address="Feuille1.F26"/>
          </calcext:conditional-format>
          <calcext:conditional-format calcext:target-range-address="Feuille1.G26:Feuille1.G26">
            <calcext:condition calcext:apply-style-name="Vert" calcext:value="=&quot;X&quot;" calcext:base-cell-address="Feuille1.G26"/>
            <calcext:condition calcext:apply-style-name="Rouge" calcext:value="=&quot;&quot;" calcext:base-cell-address="Feuille1.G26"/>
          </calcext:conditional-format>
          <calcext:conditional-format calcext:target-range-address="Feuille1.C25:Feuille1.C25">
            <calcext:condition calcext:apply-style-name="Vert" calcext:value="=&quot;X&quot;" calcext:base-cell-address="Feuille1.C25"/>
            <calcext:condition calcext:apply-style-name="Rouge" calcext:value="=&quot;&quot;" calcext:base-cell-address="Feuille1.C25"/>
          </calcext:conditional-format>
          <calcext:conditional-format calcext:target-range-address="Feuille1.D25:Feuille1.D25">
            <calcext:condition calcext:apply-style-name="Vert" calcext:value="=&quot;X&quot;" calcext:base-cell-address="Feuille1.D25"/>
            <calcext:condition calcext:apply-style-name="Rouge" calcext:value="=&quot;&quot;" calcext:base-cell-address="Feuille1.D25"/>
          </calcext:conditional-format>
          <calcext:conditional-format calcext:target-range-address="Feuille1.E25:Feuille1.E25">
            <calcext:condition calcext:apply-style-name="Vert" calcext:value="=&quot;X&quot;" calcext:base-cell-address="Feuille1.E25"/>
            <calcext:condition calcext:apply-style-name="Rouge" calcext:value="=&quot;&quot;" calcext:base-cell-address="Feuille1.E25"/>
          </calcext:conditional-format>
          <calcext:conditional-format calcext:target-range-address="Feuille1.F25:Feuille1.F25">
            <calcext:condition calcext:apply-style-name="Vert" calcext:value="=&quot;X&quot;" calcext:base-cell-address="Feuille1.F25"/>
            <calcext:condition calcext:apply-style-name="Rouge" calcext:value="=&quot;&quot;" calcext:base-cell-address="Feuille1.F25"/>
          </calcext:conditional-format>
          <calcext:conditional-format calcext:target-range-address="Feuille1.G25:Feuille1.G25">
            <calcext:condition calcext:apply-style-name="Vert" calcext:value="=&quot;X&quot;" calcext:base-cell-address="Feuille1.G25"/>
            <calcext:condition calcext:apply-style-name="Rouge" calcext:value="=&quot;&quot;" calcext:base-cell-address="Feuille1.G2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ert" style:family="table-cell" style:parent-style-name="Default">
      <style:table-cell-properties fo:background-color="#99ff99"/>
      <style:text-properties fo:color="#99ff66"/>
    </style:style>
    <style:style style:name="Rouge" style:family="table-cell" style:parent-style-name="Default">
      <style:table-cell-properties fo:background-color="#ff3333"/>
      <style:text-properties fo:color="#ff3333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5">00/00/0000</text:date>, <text:time style:data-style-name="N2" text:time-value="09:45:00.1190695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1T17:14:41.568050599</meta:creation-date>
    <dc:date>2018-06-25T12:51:29.390349446</dc:date>
    <meta:editing-duration>PT3H13M45S</meta:editing-duration>
    <meta:editing-cycles>6</meta:editing-cycles>
    <meta:generator>LibreOffice/6.0.3.2$Linux_X86_64 LibreOffice_project/00m0$Build-2</meta:generator>
    <meta:document-statistic meta:table-count="1" meta:cell-count="94" meta:object-count="0"/>
  </office:meta>
</office:document-meta>
</file>